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daa97" officeooo:paragraph-rsid="001daa97"/>
    </style:style>
    <style:style style:name="P2" style:family="paragraph" style:parent-style-name="Text_20_body">
      <style:text-properties officeooo:rsid="001daa97" officeooo:paragraph-rsid="001daa97"/>
    </style:style>
    <style:style style:name="P3" style:family="paragraph" style:parent-style-name="Text_20_body" style:list-style-name="L1"/>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Footer">
      <style:paragraph-properties fo:text-align="center" style:justify-single-word="false"/>
      <style:text-properties officeooo:rsid="001daa97" officeooo:paragraph-rsid="001daa97"/>
    </style:style>
    <style:style style:name="T1" style:family="text">
      <style:text-properties style:font-name="Liberation Serif1"/>
    </style:style>
    <style:style style:name="T2" style:family="text">
      <style:text-properties style:font-name="Liberation Seri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É</text:span><text:span text:style-name="T2">plucher les châtaignes.</text:span></text:p>
      <text:p text:style-name="P1"><text:span text:style-name="T2"/></text:p>
      <text:p text:style-name="P1"><text:a xlink:type="simple" xlink:href="https://www.cuisineaz.com/articles/4-astuces-pour-eplucher-des-chataignes-facilement-1718.aspx" text:style-name="Internet_20_link" text:visited-style-name="Visited_20_Internet_20_Link"><text:span text:style-name="T2">https://www.cuisineaz.com/articles/4-astuces-pour-eplucher-des-chataignes-facilement-1718.aspx</text:span></text:a><text:span text:style-name="T2"> </text:span></text:p>
      <text:p text:style-name="P1"><text:span text:style-name="T2"/></text:p>
      <text:p text:style-name="P1"><text:a xlink:type="simple" xlink:href="https://monjardinmamaison.maison-travaux.fr/dossiers/fruits-et-legumes/chataignes-savoir-fruit-de-lautomne/eplucher-facilement-chataignes-258782.html" text:style-name="Internet_20_link" text:visited-style-name="Visited_20_Internet_20_Link"><text:span text:style-name="T2">https://monjardinmamaison.maison-travaux.fr/dossiers/fruits-et-legumes/chataignes-savoir-fruit-de-lautomne/eplucher-facilement-chataignes-258782.html</text:span></text:a><text:span text:style-name="T2"> </text:span></text:p>
      <text:p text:style-name="P1"><text:span text:style-name="T2"/></text:p>
      <text:p text:style-name="P2"><text:bookmark text:name="chapeau_article2"/><text:span text:style-name="T2">Que ce soit en confiture, en farce, en accompagnement d'une viande rouge, d'un gibier ou d'une volaille, en automne, on adore cuisiner la châtaigne ! Oui mais... avant de se régaler de ce fruit riche en nutriments, il y a toujours une étape délicate : celle de l'épluchage ! Eh oui : la châtaigne est un fruit dont la graine farineuse est entourée d'une peau brune amère, et d'une écorce marron et dure par-dessus. Heureusement, pour que l'épluchage des châtaignes ne soit plus une corvée, CuisineAZ nous a trouvé 4 astuces géniales pour les peler facilement ! </text:span></text:p>
      <text:p text:style-name="Text_20_body"><text:bookmark text:name="texteArticle"/><text:span text:style-name="Emphasis">A noter</text:span> : la première chose à faire quand on veut éplucher des châtaignes facilement, c'est de réaliser <text:span text:style-name="Strong_20_Emphasis">une incision profonde sur toute la longueur du fruit</text:span> au niveau de la partie la plus claire (qui est aussi la plus tendre). Le décorticage sera bien plus facile ainsi !</text:p>
      <text:h text:style-name="Heading_20_2" text:outline-level="2">1. Le coup du choc thermique</text:h>
      <text:p text:style-name="Text_20_body">LA technique que tout le monde connaît pour faire cuire et éplucher des châtaignes, c'est de les plonger 5 minutes dans de l'eau bouillante, couper le feu, sortir les châtaignes de la casserole petit à petit, puis les peler en partant de l'incision. Le seul bémol, c'est qu'avec cette technique, seule l'écorce part du premier coup, et il faut ré-ébouillanter les châtaignes pour que la 2ème peau parte aussi...</text:p>
      <text:p text:style-name="Text_20_body">L'astuce 100% efficace pour corriger ça ? <text:span text:style-name="Strong_20_Emphasis">Placer au préalable les châtaignes incisées dans le congélateur </text:span>avant de les mettre dans l'eau bouillante. Le choc thermique ainsi créé est imbattable pour faire partir les 2 couches de peau de la châtaigne d'un coup !</text:p>
      <text:h text:style-name="Heading_20_2" text:outline-level="2">2. Mettre les châtaignes au micro-ondes</text:h>
      <text:p text:style-name="Text_20_body">Voici une technique encore plus rapide pour éplucher facilement et rapidement des châtaignes : mettre une dizaine de fruits (pas trop, sinon la cuisson ne sera pas homogène)<text:span text:style-name="Strong_20_Emphasis"> au micro-ondes pendant 1 minute à 600 watts</text:span>. Ensuite, les retirer de l'appareil, et ôter l'écorce et la 2ème peau tant qu'elles sont encore chaudes. Eh oui : quand elles refroidissent, les châtaignes deviennent plus difficiles à éplucher !</text:p>
      <text:h text:style-name="Heading_20_2" text:outline-level="2">3. Au four</text:h>
      <text:p text:style-name="Text_20_body">Autre technique pour venir à bout des couches qui protègent la châtaigne : après avoir incisé les fruits et fait préchauffer le four à 200°C, <text:span text:style-name="Strong_20_Emphasis">disposer les fruits dans un plat en pyrex ou sur la grille du four pour 15-20 minutes</text:span>. La meilleure manière de voir si les châtaignes sont bien cuites ? La couleur de l'écorce, qui doit légèrement noircir.</text:p>
      <text:p text:style-name="Text_20_body"><text:soft-page-break/>Une fois les châtaignes cuites, les laisser tiédir quelques minutes puis les éplucher en les plaçant dans un torchon ou du papier aluminium (pour éviter de se brûler les doigts !).</text:p>
      <text:h text:style-name="Heading_20_2" text:outline-level="2">4. A la vapeur</text:h>
      <text:p text:style-name="Text_20_body">Après avoir réalisé une incision sur les châtaignes, les déposer <text:span text:style-name="Strong_20_Emphasis">dans le panier de l'autocuiseur ou dans la cocotte-minute et compter de 5 à 7 minutes de cuisson.</text:span> Quand les châtaignes sont cuites, les laisser tiédir dans le panier, puis les éplucher à la main ou à l'aide d'un couteau.</text:p>
      <text:p text:style-name="Text_20_body">Cette technique est intéressante dans la mesure où la cuisson vapeur permet de conserver au mieux toutes les qualités nutritionnelles de la châtaigne.</text:p>
      <text:p text:style-name="Horizontal_20_Line"/>
      <text:p text:style-name="Standard"><text:a xlink:type="simple" xlink:href="https://monjardinmamaison.maison-travaux.fr/mon-jardin-ma-maison/plantes-par-type/potager-legumes/fruits-et-legumes/comment-conserver-les-chataignes-170923.html" text:style-name="Internet_20_link" text:visited-style-name="Visited_20_Internet_20_Link">Les châtaignes</text:a>, on aime les déguster au four, à la poêle ou encore en accompagnement d’une viande. Et on les apprécie encore plus lorsqu’elles sont faites maison ! Seul problème, <text:span text:style-name="Strong_20_Emphasis">cette petite peau brune</text:span> entre la coque et le fruit qui est <text:span text:style-name="Strong_20_Emphasis">difficile à enlever</text:span> !</text:p>
      <text:p text:style-name="Text_20_body">Voici <text:span text:style-name="Strong_20_Emphasis">trois solutions simples et efficaces pour éplucher le fruit du </text:span><text:a xlink:type="simple" xlink:href="https://monjardinmamaison.maison-travaux.fr/plantes/arbres-et-arbustes/chataignier-conseils-varietes-envergure" text:style-name="Internet_20_link" text:visited-style-name="Visited_20_Internet_20_Link"><text:span text:style-name="Strong_20_Emphasis">châtaignier</text:span></text:a>… sans s’énerver !</text:p>
      <text:h text:style-name="Heading_20_2" text:outline-level="2"><text:bookmark text:name="ctn-summary-title1"/>Eplucher les châtaignes grâce au four </text:h>
      <text:p text:style-name="Text_20_body">Incisez les châtaignes en faisant une croix au couteau sur la partie plate de la châtaigne. Préchauffer le four à <text:span text:style-name="Strong_20_Emphasis">180 degrés</text:span> puis <text:span text:style-name="Strong_20_Emphasis">enfournez 5 à 10 minutes.</text:span> Epluchez-les puis<text:span text:style-name="Strong_20_Emphasis"> frottez le fruit</text:span> avec un torchon. Parfait à déguster devant un bon film !</text:p>
      <text:p text:style-name="Text_20_body">Attention à ne pas les laisser trop longtemps dans le four ; <text:span text:style-name="Strong_20_Emphasis">les châtaignes risquent de se dessécher.</text:span></text:p>
      <text:h text:style-name="Heading_20_2" text:outline-level="2"><text:bookmark text:name="ctn-summary-title2"/>Eplucher les châtaignes grâce à l’eau bouillante </text:h>
      <text:p text:style-name="Text_20_body">Incisez les châtaignes et faites-les cuire <text:span text:style-name="Strong_20_Emphasis">5 minutes après ébullition</text:span>. Eteignez l’eau et laissez-les dans l’eau bouillante durant l’épluchage. Si la seconde peau ne part pas directement, remettez-les dans l’eau <text:span text:style-name="Strong_20_Emphasis">une seconde fois.</text:span></text:p>
      <text:h text:style-name="Heading_20_2" text:outline-level="2"><text:bookmark text:name="ctn-summary-title3"/>Eplucher les châtaignes grâce au four micro-ondes </text:h>
      <text:p text:style-name="Text_20_body">Mettez quelques châtaignes dans un bol (maximum 10) puis <text:span text:style-name="Strong_20_Emphasis">recouvrez l’ensemble d’une assiette</text:span>. Faites-les cuire à pleine puissance durant <text:span text:style-name="Strong_20_Emphasis">une minute</text:span>. La vapeur dégagée permet de <text:span text:style-name="Strong_20_Emphasis">bien humidifier les châtaignes</text:span>, ainsi la seconde peau se détachera plus facilement ! Attention, ça risque d’être chaud au moment de l’épluchage !</text:p>
      <text:p text:style-name="Text_20_body">Et maintenant c’est à vous de décider de <text:a xlink:type="simple" xlink:href="https://monjardinmamaison.maison-travaux.fr/mon-jardin-ma-maison/plantes-par-type/potager-legumes/fruits-et-legumes/chataigne-facons-de-consommer-217472.html" text:style-name="Internet_20_link" text:visited-style-name="Visited_20_Internet_20_Link">comment les consommer</text:a> : en accompagnement d’un plat, les conserver dans un bocal…</text:p>
      <text:p text:style-name="Text_20_body"><text:span text:style-name="Strong_20_Emphasis">A LIRE EGALEMENT : </text:span></text:p>
      <text:list xml:id="list1554345576" text:style-name="L1">
        <text:list-item>
          <text:p text:style-name="P5"><text:a xlink:type="simple" xlink:href="https://monjardinmamaison.maison-travaux.fr/mon-jardin-ma-maison/plantes-par-type/potager-legumes/fruits-et-legumes/cuire-chataignes-cheminee-nos-5-solutions-217297.html" text:style-name="Internet_20_link" text:visited-style-name="Visited_20_Internet_20_Link">Comment cuire des châtaignes sans cheminée ? Nos 5 solutions</text:a> </text:p>
        </text:list-item>
        <text:list-item>
          <text:p text:style-name="P5"><text:a xlink:type="simple" xlink:href="https://monjardinmamaison.maison-travaux.fr/mon-jardin-ma-maison/plantes-par-type/potager-legumes/fruits-et-legumes/difference-entre-marron-chataigne-217245.html" text:style-name="Internet_20_link" text:visited-style-name="Visited_20_Internet_20_Link">Quelle est la différence entre marron et châtaigne ?</text:a> </text:p>
        </text:list-item>
        <text:list-item>
          <text:p text:style-name="P3"><text:a xlink:type="simple" xlink:href="https://monjardinmamaison.maison-travaux.fr/mon-jardin-ma-maison/plantes-par-type/potager-legumes/fruits-et-legumes/chataignes-choses-a-savoir-sur-ce-fruit-258188.html" text:style-name="Internet_20_link" text:visited-style-name="Visited_20_Internet_20_Link">Châtaignes : 5 choses à savoir sur ce fruit</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daa97" officeooo:paragraph-rsid="001daa9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1</text:page-number><text:s/>sur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3T21:54:00.612035864</meta:creation-date>
    <dc:date>2021-11-03T22:01:48.980162657</dc:date>
    <meta:editing-duration>PT7M48S</meta:editing-duration>
    <meta:editing-cycles>5</meta:editing-cycles>
    <meta:generator>LibreOffice/6.1.5.2$Linux_X86_64 LibreOffice_project/10$Build-2</meta:generator>
    <meta:document-statistic meta:table-count="0" meta:image-count="0" meta:object-count="0" meta:page-count="2" meta:paragraph-count="31" meta:word-count="801" meta:character-count="4944" meta:non-whitespace-character-count="4167"/>
  </office:meta>
</office:document-meta>
</file>